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.5cm" svg:height="4.5cm" svg:x="3cm" svg:y="3.5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14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7.5cm" svg:y="9.5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14.5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4cm" svg:y="3.5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5cm" svg:y1="5.75cm" svg:x2="14cm" svg:y2="5.7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5.75cm" svg:y1="8cm" svg:x2="4cm" svg:y2="14.5cm" draw:start-shape="id1" draw:start-glue-point="2" draw:end-shape="id3">
          <text:p text:style-name="P1"/>
        </draw:connector>
        <draw:connector draw:style-name="gr3" draw:text-style-name="P5" draw:layer="layout" draw:type="line" svg:x1="6.5cm" svg:y1="17.5cm" svg:x2="10.25cm" svg:y2="14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25cm" svg:y1="14cm" svg:x2="14.5cm" svg:y2="17.25cm" draw:start-shape="id4" draw:start-glue-point="2" draw:end-shape="id5" draw:end-glue-point="3">
          <text:p text:style-name="P1"/>
        </draw:connector>
        <draw:frame draw:style-name="gr4" draw:text-style-name="P6" draw:layer="layout" svg:width="3.5cm" svg:height="1.25cm" svg:x="1.5cm" svg:y="10.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0.5cm" svg:y="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1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15cm">
          <draw:text-box>
            <text:p text:style-name="P1"><text:span text:style-name="T2">CATALOG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2-04T10:26:24</dc:date>
    <meta:editing-cycles>5</meta:editing-cycles>
    <meta:editing-duration>PT1H7M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